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 Sans" svg:font-family="'Open Sans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font-weight="normal" style:font-size-asian="12pt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style:text-underline-style="non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353cm" loext:contextual-spacing="false" fo:line-height="138%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353cm" loext:contextual-spacing="false" fo:line-height="138%"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2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2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Open Sans" fo:font-size="18pt" fo:font-style="normal" style:text-underline-style="none" fo:font-weight="bold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26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2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8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#ffffff" loext:char-shading-value="0"/>
    </style:style>
    <style:style style:name="T12" style:family="text">
      <style:text-properties fo:font-style="normal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normal"/>
    </style:style>
    <style:style style:name="T15" style:family="text">
      <style:text-properties style:font-name="Calibri" fo:font-size="22pt" fo:font-style="normal" fo:font-weight="bold"/>
    </style:style>
    <style:style style:name="T16" style:family="text">
      <style:text-properties style:font-name="Calibri" fo:font-size="14pt" fo:font-style="normal" fo:font-weight="normal"/>
    </style:style>
    <style:style style:name="T17" style:family="text">
      <style:text-properties fo:font-size="22pt" fo:font-style="normal" fo:font-weight="bold"/>
    </style:style>
    <style:style style:name="T18" style:family="text">
      <style:text-properties fo:font-weight="normal"/>
    </style:style>
    <style:style style:name="T19" style:family="text">
      <style:text-properties fo:font-size="14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616e3086-7f77-e6f0-28ec-3830077aba13"/><text:span text:style-name="T10">MERGE SORT ALGORITHM:</text:span></text:p>
      <text:p text:style-name="P8"><text:span text:style-name="T10">It follows Divide and Conquer Approach.It </text:span><text:span text:style-name="T11">divides input array in two halves, calls itself for the two halves and then merges the two sorted halves. The merge() ][function is used for merging two halves. </text:span></text:p>
      <text:p text:style-name="P8"><text:span text:style-name="T10">If r &gt; l</text:span><text:span text:style-name="T4"> </text:span></text:p>
      <text:p text:style-name="P5">STEP 1. Find the middle point to divide the array into two halves:  </text:p>
      <text:p text:style-name="P5">middle m = (l+r)/2</text:p>
      <text:p text:style-name="P5">STEP 2. Call mergeSort for first half:   </text:p>
      <text:p text:style-name="P7">            <text:span text:style-name="T12">Call mergeSort(arr, l, m)</text:span></text:p>
      <text:p text:style-name="P5">STEP 3. Call mergeSort for second half:</text:p>
      <text:p text:style-name="P7">            <text:span text:style-name="T12">Call mergeSort(arr, m+1, r)</text:span></text:p>
      <text:p text:style-name="P5">STEP 4. Merge the two halves sorted in step 2 and</text:p>
      <text:p text:style-name="P5">3:   Call merge(arr, l, m, r)</text:p>
      <text:p text:style-name="P1"><text:line-break/></text:p>
      <text:p text:style-name="P3">Merge Sort:</text:p>
      <text:p text:style-name="P4">void merge(int arr[], int l, int m, int r)</text:p>
      <text:p text:style-name="P4">{</text:p>
      <text:p text:style-name="P6">    <text:span text:style-name="T14">int i, j, k;</text:span></text:p>
      <text:p text:style-name="P6">    <text:span text:style-name="T14">int n1 = m - l + 1;</text:span></text:p>
      <text:p text:style-name="P6">    <text:span text:style-name="T14">int n2 =  r - m;</text:span></text:p>
      <text:p text:style-name="P6"> </text:p>
      <text:p text:style-name="P6">    <text:span text:style-name="T14">/* create temp arrays */</text:span></text:p>
      <text:p text:style-name="P6">    <text:span text:style-name="T14">int L[n1], R[n2];</text:span></text:p>
      <text:p text:style-name="P6"> </text:p>
      <text:p text:style-name="P6">    <text:span text:style-name="T14">/* Copy data to temp arrays L[] and R[] */</text:span></text:p>
      <text:p text:style-name="P6"><text:soft-page-break/>    <text:span text:style-name="T14">for (i = 0; i &lt; n1; i++)</text:span></text:p>
      <text:p text:style-name="P6">        <text:span text:style-name="T14">L[i] = arr[l + i];</text:span></text:p>
      <text:p text:style-name="P6">    <text:span text:style-name="T14">for (j = 0; j &lt; n2; j++)</text:span></text:p>
      <text:p text:style-name="P6">        <text:span text:style-name="T14">R[j] = arr[m + 1+ j];</text:span></text:p>
      <text:p text:style-name="P6"> </text:p>
      <text:p text:style-name="P6">    <text:span text:style-name="T14">/* Merge the temp arrays back into arr[l..r]*/</text:span></text:p>
      <text:p text:style-name="P6">    <text:span text:style-name="T14">i = 0; // Initial index of first subarray</text:span></text:p>
      <text:p text:style-name="P6">    <text:span text:style-name="T14">j = 0; // Initial index of second subarray</text:span></text:p>
      <text:p text:style-name="P6">    <text:span text:style-name="T14">k = l; // Initial index of merged subarray</text:span></text:p>
      <text:p text:style-name="P6">    <text:span text:style-name="T14">while (i &lt; n1 &amp;&amp; j &lt; n2)</text:span></text:p>
      <text:p text:style-name="P6">    <text:span text:style-name="T14">{</text:span></text:p>
      <text:p text:style-name="P6">        <text:span text:style-name="T14">if (L[i] &lt;= R[j])</text:span></text:p>
      <text:p text:style-name="P6">        <text:span text:style-name="T14">{</text:span></text:p>
      <text:p text:style-name="P6">            <text:span text:style-name="T14">arr[k] = L[i];</text:span></text:p>
      <text:p text:style-name="P6">            <text:span text:style-name="T14">i++;</text:span></text:p>
      <text:p text:style-name="P6">        <text:span text:style-name="T14">}</text:span></text:p>
      <text:p text:style-name="P6">        <text:span text:style-name="T14">else</text:span></text:p>
      <text:p text:style-name="P6">        <text:span text:style-name="T14">{</text:span></text:p>
      <text:p text:style-name="P6">            <text:span text:style-name="T14">arr[k] = R[j];</text:span></text:p>
      <text:p text:style-name="P6">            <text:span text:style-name="T14">j++;</text:span></text:p>
      <text:p text:style-name="P6">        <text:span text:style-name="T14">}</text:span></text:p>
      <text:p text:style-name="P6">        <text:span text:style-name="T14">k++;</text:span></text:p>
      <text:p text:style-name="P6">    <text:span text:style-name="T14">}</text:span></text:p>
      <text:p text:style-name="P6"> </text:p>
      <text:p text:style-name="P6">    <text:span text:style-name="T14">/* Copy the remaining elements of L[], if there</text:span></text:p>
      <text:p text:style-name="P6"><text:soft-page-break/>       <text:span text:style-name="T14">are any */</text:span></text:p>
      <text:p text:style-name="P6">    <text:span text:style-name="T14">while (i &lt; n1)</text:span></text:p>
      <text:p text:style-name="P6">    <text:span text:style-name="T14">{</text:span></text:p>
      <text:p text:style-name="P6">        <text:span text:style-name="T14">arr[k] = L[i];</text:span></text:p>
      <text:p text:style-name="P6">        <text:span text:style-name="T14">i++;</text:span></text:p>
      <text:p text:style-name="P6">        <text:span text:style-name="T14">k++;</text:span></text:p>
      <text:p text:style-name="P6">    <text:span text:style-name="T14">}</text:span></text:p>
      <text:p text:style-name="P6"> </text:p>
      <text:p text:style-name="P6">    <text:span text:style-name="T14">/* Copy the remaining elements of R[], if there</text:span></text:p>
      <text:p text:style-name="P6">       <text:span text:style-name="T14">are any */</text:span></text:p>
      <text:p text:style-name="P6">    <text:span text:style-name="T14">while (j &lt; n2)</text:span></text:p>
      <text:p text:style-name="P6">    <text:span text:style-name="T14">{</text:span></text:p>
      <text:p text:style-name="P6">        <text:span text:style-name="T14">arr[k] = R[j];</text:span></text:p>
      <text:p text:style-name="P6">        <text:span text:style-name="T14">j++;</text:span></text:p>
      <text:p text:style-name="P6">        <text:span text:style-name="T14">k++;</text:span></text:p>
      <text:p text:style-name="P6">    <text:span text:style-name="T14">}</text:span></text:p>
      <text:p text:style-name="P4">}</text:p>
      <text:p text:style-name="P6"> </text:p>
      <text:p text:style-name="P4">/* l is for left index and r is right index of the</text:p>
      <text:p text:style-name="P6">   <text:span text:style-name="T14">sub-array of arr to be sorted */</text:span></text:p>
      <text:p text:style-name="P4">void mergeSort(int arr[], int l, int r)</text:p>
      <text:p text:style-name="P4">{</text:p>
      <text:p text:style-name="P6">    <text:span text:style-name="T14">if (l &lt; r)</text:span></text:p>
      <text:p text:style-name="P6">    <text:span text:style-name="T14">{</text:span></text:p>
      <text:p text:style-name="P6">        <text:span text:style-name="T14">// Same as (l+r)/2, but avoids overflow for</text:span></text:p>
      <text:p text:style-name="P6"><text:soft-page-break/>        <text:span text:style-name="T14">// large l and h</text:span></text:p>
      <text:p text:style-name="P6">        <text:span text:style-name="T14">int m = l+(r-l)/2;</text:span></text:p>
      <text:p text:style-name="P6"> </text:p>
      <text:p text:style-name="P6">        <text:span text:style-name="T14">// Sort first and second halves</text:span></text:p>
      <text:p text:style-name="P6">        <text:span text:style-name="T14">mergeSort(arr, l, m);</text:span></text:p>
      <text:p text:style-name="P6">        <text:span text:style-name="T14">mergeSort(arr, m+1, r);</text:span></text:p>
      <text:p text:style-name="P6"> </text:p>
      <text:p text:style-name="P6">        <text:span text:style-name="T14">merge(arr, l, m, r);</text:span></text:p>
      <text:p text:style-name="P6">    <text:span text:style-name="T14">}</text:span></text:p>
      <text:p text:style-name="P4">}</text:p>
      <text:p text:style-name="P6"> </text:p>
      <text:p text:style-name="P4">/* UTILITY FUNCTIONS */</text:p>
      <text:p text:style-name="P4">/* Function to print an array */</text:p>
      <text:p text:style-name="P4">void printArray(int A[], int size)</text:p>
      <text:p text:style-name="P4">{</text:p>
      <text:p text:style-name="P6">    <text:span text:style-name="T14">int i;</text:span></text:p>
      <text:p text:style-name="P6">    <text:span text:style-name="T14">for (i=0; i &lt; size; i++)</text:span></text:p>
      <text:p text:style-name="P6">        <text:span text:style-name="T14">printf("%d ", A[i]);</text:span></text:p>
      <text:p text:style-name="P6">    <text:span text:style-name="T14">printf("\n");</text:span></text:p>
      <text:p text:style-name="P4">}</text:p>
      <text:p text:style-name="P6"> </text:p>
      <text:p text:style-name="P4">/* Driver program to test above functions */</text:p>
      <text:p text:style-name="P4">int main()</text:p>
      <text:p text:style-name="P4">{</text:p>
      <text:p text:style-name="P6">    <text:span text:style-name="T14">int arr[] = {12, 11, 13, 5, 6, 7};</text:span></text:p>
      <text:p text:style-name="P6"><text:soft-page-break/>    <text:span text:style-name="T14">int arr_size = sizeof(arr)/sizeof(arr[0]);</text:span></text:p>
      <text:p text:style-name="P6"> </text:p>
      <text:p text:style-name="P6">    <text:span text:style-name="T14">printf("Given array is \n");</text:span></text:p>
      <text:p text:style-name="P6">    <text:span text:style-name="T14">printArray(arr, arr_size);</text:span></text:p>
      <text:p text:style-name="P6"> </text:p>
      <text:p text:style-name="P6">    <text:span text:style-name="T14">mergeSort(arr, 0, arr_size - 1);</text:span></text:p>
      <text:p text:style-name="P6"> </text:p>
      <text:p text:style-name="P6">    <text:span text:style-name="T14">printf("\nSorted array is \n");</text:span></text:p>
      <text:p text:style-name="P6">    <text:span text:style-name="T14">printArray(arr, arr_size);</text:span></text:p>
      <text:p text:style-name="P6">    <text:span text:style-name="T14">return 0;</text:span></text:p>
      <text:p text:style-name="P4">}</text:p>
      <text:p text:style-name="P2"><text:span text:style-name="T18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 Sans" svg:font-family="'Open Sans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6:51:17.845374982</meta:creation-date>
    <dc:date>2017-11-03T06:52:13.123817460</dc:date>
    <meta:editing-duration>PT57S</meta:editing-duration>
    <meta:editing-cycles>1</meta:editing-cycles>
    <meta:document-statistic meta:table-count="0" meta:image-count="0" meta:object-count="0" meta:page-count="5" meta:paragraph-count="110" meta:word-count="424" meta:character-count="2434" meta:non-whitespace-character-count="1659"/>
    <meta:generator>LibreOffice/5.1.6.2$Linux_X86_64 LibreOffice_project/10m0$Build-2</meta:generator>
  </office:meta>
</office:document-meta>
</file>